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933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4.334cm"/>
    </style:style>
    <style:style style:name="co6" style:family="table-column">
      <style:table-column-properties fo:break-before="auto" style:column-width="3.327cm"/>
    </style:style>
    <style:style style:name="co7" style:family="table-column">
      <style:table-column-properties fo:break-before="auto" style:column-width="2.671cm"/>
    </style:style>
    <style:style style:name="co8" style:family="table-column">
      <style:table-column-properties fo:break-before="auto" style:column-width="4.027cm"/>
    </style:style>
    <style:style style:name="co9" style:family="table-column">
      <style:table-column-properties fo:break-before="auto" style:column-width="4.8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>
            <text:p>File</text:p>
          </table:table-cell>
          <table:table-cell table:style-name="Default" office:value-type="string">
            <text:p>Contents table</text:p>
          </table:table-cell>
          <table:table-cell table:style-name="Default" office:value-type="string">
            <text:p>Record Size</text:p>
          </table:table-cell>
          <table:table-cell table:style-name="Default" office:value-type="string">
            <text:p>File Offset in Record</text:p>
          </table:table-cell>
          <table:table-cell table:style-name="Default" office:value-type="string">
            <text:p>File Size Offset in Record</text:p>
          </table:table-cell>
          <table:table-cell table:style-name="Default" office:value-type="string">
            <text:p>Filename in Record</text:p>
          </table:table-cell>
          <table:table-cell table:style-name="Default" office:value-type="string">
            <text:p>Number of Files</text:p>
          </table:table-cell>
          <table:table-cell table:style-name="Default" office:value-type="string">
            <text:p>Offset to Number of files</text:p>
          </table:table-cell>
          <table:table-cell office:value-type="string">
            <text:p>Contents</text:p>
          </table:table-cell>
        </table:table-row>
        <table:table-row table:style-name="ro1">
          <table:table-cell office:value-type="string">
            <text:p>ger\soundsH.zbd</text:p>
          </table:table-cell>
          <table:table-cell office:value-type="string">
            <text:p>5BF688Eh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AV files</text:p>
          </table:table-cell>
        </table:table-row>
        <table:table-row table:style-name="ro1">
          <table:table-cell office:value-type="string">
            <text:p>mechlib.zbd</text:p>
          </table:table-cell>
          <table:table-cell office:value-type="string">
            <text:p>249849h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FLT's describing mechs</text:p>
          </table:table-cell>
        </table:table-row>
        <table:table-row table:style-name="ro1">
          <table:table-cell office:value-type="string">
            <text:p>motion.zbd</text:p>
          </table:table-cell>
          <table:table-cell office:value-type="string">
            <text:p>5B16ADh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1\texture.zbd</text:p>
          </table:table-cell>
          <table:table-cell office:value-type="string">
            <text:p>18h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c1\rtexture.zbd</text:p>
          </table:table-cell>
          <table:table-cell office:value-type="string">
            <text:p>18h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image.zbd</text:p>
          </table:table-cell>
          <table:table-cell office:value-type="string">
            <text:p>18h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mechtex.zbd</text:p>
          </table:table-cell>
          <table:table-cell office:value-type="string">
            <text:p>18h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3360">
            <text:p>336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mechtexs.zbd</text:p>
          </table:table-cell>
          <table:table-cell office:value-type="string">
            <text:p>18h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2286">
            <text:p>228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1\gamez.zbd</text:p>
          </table:table-cell>
          <table:table-cell office:value-type="string">
            <text:p>10h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ch</text:p>
          </table:table-cell>
          <table:table-cell office:value-type="float" office:value="553">
            <text:p>55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interp.zbd</text:p>
          </table:table-cell>
          <table:table-cell office:value-type="string">
            <text:p>0Ch</text:p>
          </table:table-cell>
          <table:table-cell office:value-type="string">
            <text:p>80h</text:p>
          </table:table-cell>
          <table:table-cell office:value-type="string">
            <text:p>7Ch</text:p>
          </table:table-cell>
          <table:table-cell/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eader.zbd</text:p>
          </table:table-cell>
          <table:table-cell table:number-columns-repeated="7" office:value-type="string">
            <text:p>?</text:p>
          </table:table-cell>
          <table:table-cell/>
        </table:table-row>
        <table:table-row table:style-name="ro1">
          <table:table-cell office:value-type="string">
            <text:p>anim.zbd</text:p>
          </table:table-cell>
          <table:table-cell office:value-type="string">
            <text:p>0Ch</text:p>
          </table:table-cell>
          <table:table-cell office:value-type="string">
            <text:p>84h</text:p>
          </table:table-cell>
          <table:table-cell table:number-columns-repeated="3"/>
          <table:table-cell office:value-type="float" office:value="529">
            <text:p>52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>
            <text:p>read* files: not yet understood</text:p>
          </table:table-cell>
          <table:table-cell table:style-name="Default" table:number-columns-repeated="7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>
            <text:p>Missing: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>
            <text:p>eng\soundsH.ZBD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1">21.06.2008</text:date>, <text:time>10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12-08T22:20:12</meta:creation-date>
    <dc:date>2008-06-21T10:01:34</dc:date>
    <dc:language>de-DE</dc:language>
    <meta:editing-cycles>5</meta:editing-cycles>
    <meta:editing-duration>PT5H52M31S</meta:editing-duration>
    <meta:user-defined meta:name="Info 1"/>
    <meta:user-defined meta:name="Info 2"/>
    <meta:user-defined meta:name="Info 3"/>
    <meta:user-defined meta:name="Info 4"/>
    <meta:document-statistic meta:table-count="3" meta:cell-count="96"/>
  </office:meta>
</office:document-meta>
</file>